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Rationalist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32" is written in pencil and circled in the top right corner of the page.]</text:p>
      <text:p text:style-name="P6"/>
      <text:p text:style-name="P7">On the rationalists/</text:p>
      <text:p text:style-name="P7">a sequel to that on the Galician Hassidism(/)89/</text:p>
      <text:p text:style-name="P7"/>
      <text:p text:style-name="P6">[Page 1]</text:p>
      <text:p text:style-name="P6">The excitement caused by the last of <text:span text:style-name="T2">its thy</text:span><text:span text:style-name="T4"> its frequent/ sensations in the New York </text:span><text:span text:style-name="T5">Herald</text:span><text:span text:style-name="T6">, announcing in capitally/ huge letters </text:span><text:span text:style-name="T3">about</text:span><text:span text:style-name="T6"> the Jews disappearance from the/ world, may prove a blessing in disguise as it re-/-gards "American Judaism"--to use a favorite but inap-/-propriate phrase. <text:s/></text:span><text:span text:style-name="T3">It</text:span><text:span text:style-name="T6"> Perhaps it may have aroused to a/ sense of danger the camp of miscalled "rationalists,"/ of whom I had intended to speak last Sabbath,/ to follow up </text:span><text:span text:style-name="T3">my</text:span><text:span text:style-name="T6"> some previous remarks predicated on a Rabbinical/ legend. <text:s/></text:span><text:span text:style-name="T3">They are</text:span><text:span text:style-name="T6"> The Hebrews lauded as </text:span><text:span text:style-name="T3">entitled</text:span><text:span text:style-name="T6"> rationalists are those who plunge into/ a sea of </text:span><text:span text:style-name="T3">novel</text:span><text:span text:style-name="T6"> theories ever surging up anew and dragging/ them into circling-eddies and whirlpools. <text:s/>I observed with </text:span><text:span text:style-name="T3">ack-</text:span><text:span text:style-name="T6"> verit-/</text:span><text:span text:style-name="T3">knowledged</text:span><text:span text:style-name="T6"> -able satisfaction that a loud protest echoed/ forth from pulpits, ministers' libraries, </text:span><text:span text:style-name="T3">lay</text:span><text:span text:style-name="T6"> lawyers'/ offices, merchants' desks at the </text:span><text:span text:style-name="T3">announcement</text:span><text:span text:style-name="T6"> tidings of/ a prearranged plan for our final extirpation./ <text:s/>Of the many who were interrogated, or who vo-/-luntarily offered their opinions, only one born in our/ fold audaciously advocated the loss of our identity/ to the advantage of the Church. <text:s/>With that un-/-blushing exception, the idea of our children being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no more distinguished hereafter as Israelites, the adorers/ of </text:span><text:span text:style-name="T3">the</text:span><text:span text:style-name="T6"> God's Unity, appeared horrifying even to men/ who boast of their religious liberality. <text:s/>If the regrettable/ circumstance trumped up or exaggerated by the </text:span><text:span text:style-name="T5">Herald</text:span><text:span text:style-name="T6"> were then to occasion a healthful provi-/-sion against the remotest possibility of our extinct-/-ion from the Congregation of Jacob, much as/ I deprecate the late alarm, which I consider/ false and </text:span><text:span text:style-name="T3">deliberately</text:span><text:span text:style-name="T6"> mischievous, I might still be recon-/-ciled to it by reason of the revival it created./ <text:s/>For to a thoughtless merging of our families into/ some larger bodies holding out promises of </text:span><text:span text:style-name="T3">apparent ma-</text:span><text:span text:style-name="T6">/ </text:span><text:span text:style-name="T3">-terial</text:span><text:span text:style-name="T6"> seeming advantages? <text:s/>Why, with the abolition of/ the precepts discarded as hindrances to our imaginary pro-/-gress, the amalgamation becomes almost a certainty./ <text:s/>Its consummation is only a question of time./ <text:s/>Like a </text:span><text:span text:style-name="T3">solidly</text:span><text:span text:style-name="T6"> impregnably built wall, the ordinances stood to/ prevent that fusion, but one by one have the/ tightly fitting bricks been rudely pulled out, each/ leaving a </text:span><text:span text:style-name="T3">wide</text:span><text:span text:style-name="T6"> gap, a wide breach facilitating the/ demolition of the </text:span><text:span text:style-name="T3">whole</text:span><text:span text:style-name="T6"> strong bulwark. <text:s/>Rationalists is the/ title given to Israelites who have helped in that/</text:span></text:p>
      <text:p text:style-name="P6"><text:span text:style-name="T6"/></text:p>
      <text:p text:style-name="P6"><text:span text:style-name="T6">[Page 3]</text:span></text:p>
      <text:p text:style-name="P6"><text:span text:style-name="T6">work of destruction, and their instigators and abet-/-tors have been lifted high as the wisest preceptors./ <text:s/>Whence have then drawn the lessons which with so much self assurance they/ impart? <text:s/>Not from the Hebrew Bible, where/ the Psalmist first begins his hymns with the declaration of God's bles-/-sing to </text:span><text:span text:style-name="T3">him</text:span><text:span text:style-name="T6"> the man whose delight </text:span><text:span text:style-name="T3">in</text:span><text:span text:style-name="T6"> is the Law, and </text:span><text:span text:style-name="T3">makes</text:span><text:span text:style-name="T6"> its/ </text:span><text:span text:style-name="T3">it his</text:span><text:span text:style-name="T6"> constant meditation [Hebrew]/ [Hebrew], not from the Hebrew Bible, whose last/ inspired breathing is a solemn recommendation to keep/ alive the Law of Moses, </text:span><text:span text:style-name="T3">containing</text:span><text:span text:style-name="T6"> as it treasures statutes and jud-/-gments from Horeb [Hebrew]/ [Hebrew]. <text:s/>Not from thence, alas because/ in the estimation of the new </text:span><text:span text:style-name="T3">teachers</text:span><text:span text:style-name="T6"> solons the behests of Sinai/ are obsolete, they </text:span><text:span text:style-name="T3">became</text:span><text:span text:style-name="T6"> suited olden centuries long gone by./ <text:s/>Now a days, the criticism which tries to prove in our Scriptures/ different elements, jarring with each other, some favor-/-ing sacerdotalism, or the interest of a caste others/ prophetism, or the interest of the people; a Jehovistic &amp; Heloistic system, mind perplexing--</text:span><text:span text:style-name="T5">that</text:span><text:span text:style-name="T6"> must/ form the burden of pulpit tuition. <text:s/>But when youths/ who have not the preparatory training and in/ most instance </text:span><text:span text:style-name="T3">not</text:span><text:span text:style-name="T6"> neither the mind to judge impartially,/</text:span></text:p>
      <text:p text:style-name="P6"><text:span text:style-name="T6"/></text:p>
      <text:p text:style-name="P6"><text:span text:style-name="T6">[Page 4]</text:span></text:p>
      <text:p text:style-name="P6"><text:span text:style-name="T6">hear that our history is mythical, that it was/ concocted or made up </text:span><text:span text:style-name="T3">of some ancient legends,</text:span><text:span text:style-name="T6"> ages/ after its suppositious events, out of some floating legends, that what time/ has hallowed in Israel has no greater sanctity than what/ the heathen Egyptians, Assyrians, Chaldeans and Persians believed/ in and followed; when that becomes the staple </text:span><text:span text:style-name="T3">foodstuff</text:span><text:span text:style-name="T6"> nourishment which the pulpit dispenses, can we reasonably expect the/ continued existence of Judaism in its distinct ideality?/ <text:s/>As well might we fancy that to </text:span><text:span text:style-name="T3">feed nouris</text:span><text:span text:style-name="T6"> feed our sons and/ daughters with noxious victuals, will insure their/ wholesome growth. <text:s/>For what is Judaism/ in all truth? <text:s/>This question was asked not long/ ago by a brother in the South, and volumes might/ be written out of the numerous answers variously/ given. <text:s/>To me there can be but one reply. <text:s/>Ju-/diasm is the aggregate body of observing Jews. <text:s/>When/ the Pentateuchal tenets moral and ceremonial, </text:span><text:span text:style-name="T3">of the Pentateuch,</text:span><text:span text:style-name="T6"> whose performance/ does not depend on our people's residence in Palestine,/ are discharged by our offspring everywhere, Judaism/ lives; when those statutes are wilfully[sic!] </text:span><text:span text:style-name="T3">cast</text:span><text:span text:style-name="T6"> thrown aside,/ Judaism is dying off by inches. <text:s/>I have said wilfully[sic!], be-/-cause young and old may be very apt to trespass &amp; let those who are sinless cast the first stone. <text:s/>It is/ when we reason ourselves into the rejection of the/</text:span></text:p>
      <text:p text:style-name="P6"><text:span text:style-name="T6"/></text:p>
      <text:p text:style-name="P6"><text:span text:style-name="T6">[Page 5]</text:span></text:p>
      <text:p text:style-name="P6"><text:span text:style-name="T6">Torah, when we join the camp of the rationalists,/ that Judaism is undermined by </text:span><text:span text:style-name="T3">our own</text:span><text:span text:style-name="T6"> instruments which we ourselves have forged./ <text:s/>Having arrived at the conclusion that not till/ seven or eight hundred years after the incidents/ credited to have happened under Moses, our ancestors/ </text:span><text:span text:style-name="T3">had</text:span><text:span text:style-name="T6"> gained any idea of </text:span><text:span text:style-name="T3">the</text:span><text:span text:style-name="T6"> a distinct religion as we practice it that till then they were [?] prayers, there/ follows a logical sequence the abandonment/ of rules and </text:span><text:span text:style-name="T3">behests</text:span><text:span text:style-name="T6"> prescriptions attributed heretofore to the son/ of </text:span><text:soft-page-break/><text:span text:style-name="T6">Amram through a heavenly inspiration. <text:s/>Aye that is the/ running sore of our time--a study leading to the/ subversion of all faith. <text:s/>They who possess influence/ and could build up a strong Judaism with the in-/-tellects of our youths, shatter it by the dyna-/-mic forces </text:span><text:span text:style-name="T3">brought</text:span><text:span text:style-name="T6"> which Biblical critics bring to bear thereon. <text:s/></text:span><text:span text:style-name="T3">by Biblical</text:span><text:span text:style-name="T6">/ </text:span><text:span text:style-name="T3">critics</text:span><text:span text:style-name="T6"> <text:s/>To be well versed in a literature which/ explains Holy Writ and strengthens the ancestral/ belief, is of little account; to be familiar with that/ which explains away Holy Writ and strengthens our doubts,/ is valuable learning. <text:s/>And how many prattle/ loquaciously on things which they can never un-/-derstand, but which they repent from having heard/ persons speak who are reputed scholars?/</text:span></text:p>
      <text:p text:style-name="P6"><text:span text:style-name="T6"/></text:p>
      <text:p text:style-name="P6"><text:span text:style-name="T6">[Page 6]</text:span></text:p>
      <text:p text:style-name="P6"><text:span text:style-name="T6">The Jewish pulpit must be purged, that wholesome/ breath be inhaled by those within its reach. <text:s/>When/ two years ago the Theological Seminary to which/ I gave origin </text:span><text:span text:style-name="T3">and</text:span><text:span text:style-name="T6"> in New York was opened and I/ promised in my speech that I would guard it against/ the destructive theories of the German and Dutch/ school of Biblical overthrowers. <text:s/>I was taken severely/ to task, in </text:span><text:span text:style-name="T3">the daily</text:span><text:span text:style-name="T6"> certain papers of our neighboring city,/ by colleagues who are wedded to that school./ <text:s/>I was depicted as a leader who keeps his </text:span><text:span text:style-name="T3">follor</text:span><text:span text:style-name="T6"> fol-/-lowers in </text:span><text:span text:style-name="T3">fetters</text:span><text:span text:style-name="T6"> swaddles lest they </text:span><text:span text:style-name="T3">walk too</text:span><text:span text:style-name="T6"> move fast in the path/ of progress. <text:s/>Never was a charge more groundless./ <text:s/>I profoundly felt the importance of my undertaking,/ and I would </text:span><text:span text:style-name="T3">guard against</text:span><text:span text:style-name="T6"> ward off the danger of a failure./ <text:s/>I wished that the youths whom I intend to raise/ as servants of Israel's God in His holy house, first/ receive such spiritual impressions as may strike deep root/ into their hearts and minds. <text:s/>After they shall/ have become </text:span><text:span text:style-name="T3">familiar</text:span><text:span text:style-name="T6"> conversant with </text:span><text:span text:style-name="T3">He</text:span><text:span text:style-name="T6"> the Hebrew scriptures/ as expounded by tradition, they may read the theorists/ who wage war against the Bible. <text:s/>They may have/</text:span></text:p>
      <text:p text:style-name="P6"><text:span text:style-name="T6"/></text:p>
      <text:p text:style-name="P6"><text:span text:style-name="T6">[Page 7]</text:span></text:p>
      <text:p text:style-name="P6"><text:span text:style-name="T6">then </text:span><text:span text:style-name="T3">gained</text:span><text:span text:style-name="T6"> acquired the capacity to discover the weakness/ of </text:span><text:span text:style-name="T3">their arms</text:span><text:span text:style-name="T6"> the weapons. <text:s/>To ask them alternately to/ study Rashi's commentaries and Ewald's, Josephus/ and Rucnin[?] would be to perplex and destroy every/ hope of future usefulness in the field of conservativism./ <text:s/>Look around and </text:span><text:span text:style-name="T3">observe well</text:span><text:span text:style-name="T6"> judge whether my plan/ deserved reprobation. <text:s/>The disciples of a collegiate/ liberalism, are unfledged philosophers and socialists,/ the masters of rationalism. <text:s/>I am sworn by every/ thing sacred to strive and prevent the seminary from rearing/ such. <text:s/>"Are you so very sure of success?" <text:s/>I/ hear many inquire. <text:s/>I am not. <text:s/>Who that sets/ out on a voyage will venture to predict a safe arrival?/ <text:s/>The perils of the sea may be encountered, but the/ traveller[sic!] trusts that the ship is strongly ribbed,/ well manned, and </text:span><text:span text:style-name="T3">that</text:span><text:span text:style-name="T6"> the captain at the helm,/ watchful. <text:s/>In like manner it is with myself./ <text:s/>I do not underrate the difficulties of attaining/ my </text:span><text:span text:style-name="T3">end</text:span><text:span text:style-name="T6"> designed goal. <text:s/>Surrounded as we are by all phases/ of reform more or less objectionable, the institution/ under my supervision--</text:span><text:span text:style-name="T3">which</text:span><text:span text:style-name="T6"> unfortunately </text:span><text:span text:style-name="T3">is</text:span><text:span text:style-name="T6"> ina-/-dequate by reason of my residence and multifarious/</text:span></text:p>
      <text:p text:style-name="P6"><text:span text:style-name="T6"/></text:p>
      <text:p text:style-name="P6"><text:span text:style-name="T6">[Page 8]</text:span></text:p>
      <text:p text:style-name="P6"><text:span text:style-name="T6">duties in Philadelphia--may not carry out/ altogether my expectations. <text:s/>But should </text:span><text:span text:style-name="T3">not every</text:span><text:span text:style-name="T6"> therefore my/ efforts slack? <text:s/>Ought they not to be directed towards a </text:span><text:span text:style-name="T3">happ</text:span><text:span text:style-name="T6"> favorable issue?/ <text:s/></text:span><text:span text:style-name="T3">F</text:span><text:span text:style-name="T6"> To that end I labor, and seek the moral and/ </text:span><text:span text:style-name="T3">material</text:span><text:span text:style-name="T6"> temporal assistance of my brothers and sisters in/ faith. <text:s/>If out of the twenty and the ever increasing/ number, a portion will rise </text:span><text:span text:style-name="T3">having</text:span><text:span text:style-name="T6"> animated with zeal for/ the </text:span><text:span text:style-name="T3">pers</text:span><text:span text:style-name="T6"> preservation of the history and literature of/ Israel and create a revival, and brighten up our/ horizon with luminous knowledge, quickening our/ dormant souls; if caring for the future of Israel/ in America more than for material gain, or eva-/-nescent popularity they will read the Torah with/ pure lips, and preach the Torah with sincere hearts,/ I shall receive my reward on this side of the grave,/ and my cooperators will obtain grace in the/ sight of Him whose inspired psalmist wrote [Hebrew] Abundant/ place will be apportioned unto them that love/ Thy Law, and no injury shall befall them."/ <text:s/>And so may it be. <text:s/>Amen./ <text:s/>(Here follows an address to a </text:span><text:span text:style-name="T5">Bar Mitzvah</text:span><text:span text:style-name="T6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0T11:33:00.02</meta:creation-date>
    <meta:document-statistic meta:table-count="0" meta:image-count="0" meta:object-count="0" meta:page-count="4" meta:paragraph-count="80" meta:word-count="1770" meta:character-count="11109"/>
    <dc:date>2012-08-20T13:56:10.44</dc:date>
    <dc:creator>Penn Libraries</dc:creator>
    <meta:editing-duration>PT00H11M48S</meta:editing-duration>
    <meta:editing-cycles>1</meta:editing-cycles>
    <meta:generator>OpenOffice.org/3.2$Win32 OpenOffice.org_project/320m12$Build-9483</meta:generator>
  </office:meta>
</office:document-meta>
</file>